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4c32"/>
    </style:style>
    <style:style style:name="T1" style:family="text">
      <style:text-properties officeooo:rsid="001a1357"/>
    </style:style>
    <style:style style:name="T2" style:family="text">
      <style:text-properties officeooo:rsid="001bed50"/>
    </style:style>
    <style:style style:name="T3" style:family="text">
      <style:text-properties officeooo:rsid="001c104b"/>
    </style:style>
    <style:style style:name="T4" style:family="text">
      <style:text-properties style:text-underline-style="solid" style:text-underline-width="auto" style:text-underline-color="font-color" officeooo:rsid="001bed50"/>
    </style:style>
    <style:style style:name="T5" style:family="text">
      <style:text-properties style:text-underline-style="solid" style:text-underline-width="auto" style:text-underline-color="font-color" fo:font-weight="bold" officeooo:rsid="001bed50" style:font-weight-asian="bold" style:font-weight-complex="bold"/>
    </style:style>
    <style:style style:name="T6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 principios de 1980, <text:span text:style-name="T1">con el auge de Internet, se produjo </text:span>un enorme crecimiento en la cantidad y tamaño de las redes. <text:span text:style-name="T1">Las empresas, que tomaron conciencia del valor de </text:span>usar tecnologías de conexión, <text:span text:style-name="T3">empezaron a introducir nuevas tecnología de red casi a la misma velocidad con que extendían </text:span>las redes. <text:span text:style-name="T2">Y aquí apareció el problema: muchas redes, pero con diferentes especificaciones e implementaciones, que junto al enorme número de tecnología de conexión </text:span><text:span text:style-name="T5">propietarias</text:span><text:span text:style-name="T2">, </text:span><text:span text:style-name="T3">provocaron un gran desorden por las incompatibilidades en la red.</text:span></text:p>
      <text:p text:style-name="P1"/>
      <text:p text:style-name="P1">la ISO investigó modelos de conexión como la red de <text:span text:style-name="T6">Digital Equipment Corporation</text:span> (<text:a xlink:type="simple" xlink:href="https://es.wikipedia.org/wiki/DECnet" text:style-name="Internet_20_link" text:visited-style-name="Visited_20_Internet_20_Link">DECnet</text:a>), la Arquitectura de Sistemas de Red (<text:a xlink:type="simple" xlink:href="https://es.wikipedia.org/wiki/Systems_Network_Architecture" text:style-name="Internet_20_link" text:visited-style-name="Visited_20_Internet_20_Link"><text:span text:style-name="T6">Systems Network Architecture</text:span></text:a>, SNA) y <text:a xlink:type="simple" xlink:href="https://es.wikipedia.org/wiki/TCP/IP" text:style-name="Internet_20_link" text:visited-style-name="Visited_20_Internet_20_Link">TCP/IP</text:a>, a fin de encontrar un conjunto de reglas aplicables de forma general a todas las redes. Con base en esta investigación, la ISO desarrolló un modelo de red que ayuda a los fabricantes a crear redes que sean compatibles con otras redes.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1T16:29:47.336000000</meta:creation-date>
    <dc:date>2020-10-01T17:31:58.103000000</dc:date>
    <meta:editing-duration>PT58S</meta:editing-duration>
    <meta:editing-cycles>1</meta:editing-cycles>
    <meta:document-statistic meta:table-count="0" meta:image-count="0" meta:object-count="0" meta:page-count="1" meta:paragraph-count="2" meta:word-count="152" meta:character-count="941" meta:non-whitespace-character-count="790"/>
    <meta:generator>LibreOffice/6.4.4.2$Windows_X86_64 LibreOffice_project/3d775be2011f3886db32dfd395a6a6d1ca2630ff</meta:generator>
  </office:meta>
</office:document-meta>
</file>